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134b" officeooo:paragraph-rsid="001a134b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f34f" officeooo:paragraph-rsid="001af34f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b7f58" officeooo:paragraph-rsid="001b7f58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af34f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#b4c7d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fo:font-style="normal" style:text-underline-style="none" fo:font-weight="normal" officeooo:rsid="0013262c" officeooo:paragraph-rsid="0013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a134b" officeooo:paragraph-rsid="001a134b" fo:background-color="#b4c7d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af34f" fo:background-color="#b4c7d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cd31a" fo:background-color="#b4c7d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ec4c6" officeooo:paragraph-rsid="001ec4c6" fo:background-color="#b4c7dc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0pt" fo:font-style="normal" style:text-underline-style="none" fo:font-weight="normal" officeooo:rsid="00158660" officeooo:paragraph-rsid="00158660" fo:background-color="#b4c7d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58660" officeooo:paragraph-rsid="00158660" fo:background-color="#ff8000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134b" officeooo:paragraph-rsid="001a134b" fo:background-color="#ff8000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d6dc" officeooo:paragraph-rsid="001ad6dc" fo:background-color="#ff8000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d31a" officeooo:paragraph-rsid="001cd31a" fo:background-color="#ff8000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ec4c6" officeooo:paragraph-rsid="001ec4c6" fo:background-color="#ff8000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667a" officeooo:paragraph-rsid="0022667a" fo:background-color="#ff8000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fdbea" officeooo:paragraph-rsid="0022667a" fo:background-color="#ff800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dbea" officeooo:paragraph-rsid="001fdbea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f145" officeooo:paragraph-rsid="001ff14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8fb3" officeooo:paragraph-rsid="00208fb3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8fb3" officeooo:paragraph-rsid="0022667a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20ecd9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1ff145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22667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fdbea" officeooo:paragraph-rsid="001fdbea" fo:background-color="transparent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none" fo:font-weight="bold" officeooo:rsid="0022667a" officeooo:paragraph-rsid="0022667a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22667a" officeooo:paragraph-rsid="0022667a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normal" style:font-style-asian="normal" style:font-style-complex="normal"/>
    </style:style>
    <style:style style:name="T4" style:family="text">
      <style:text-properties style:font-name="Bitstream Vera Sans Mono" fo:font-style="normal" officeooo:rsid="0014d142" style:font-style-asian="normal" style:font-style-complex="normal"/>
    </style:style>
    <style:style style:name="T5" style:family="text">
      <style:text-properties style:font-name="Bitstream Vera Sans Mono" officeooo:rsid="0014d1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534" style:font-weight-asian="bold" style:font-weight-complex="bold"/>
    </style:style>
    <style:style style:name="T8" style:family="text">
      <style:text-properties officeooo:rsid="00174534"/>
    </style:style>
    <style:style style:name="T9" style:family="text">
      <style:text-properties officeooo:rsid="001fdbea"/>
    </style:style>
    <style:style style:name="T10" style:family="text">
      <style:text-properties style:text-underline-style="none" officeooo:rsid="001fdbea" fo:background-color="transparent" loext:char-shading-value="0"/>
    </style:style>
    <style:style style:name="T11" style:family="text">
      <style:text-properties style:text-underline-style="solid" style:text-underline-width="auto" style:text-underline-color="font-color" officeooo:rsid="001fdbea" fo:background-color="#ff80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CSS</text:span></text:p>
      <text:p text:style-name="P3">Abertura</text:p>
      <text:list xml:id="list557461193" text:style-name="L1">
        <text:list-item>
          <text:p text:style-name="P21">Abertura:</text:p>
        </text:list-item>
      </text:list>
      <text:p text:style-name="P4">Fundamentos do CSS, como funciona, o que é, para que serve, como fuciona a escrita e aplicação do CSS no HTML, conceitos básicos como cascata, especificidades, seletores e mais.</text:p>
      <text:p text:style-name="P4"/>
      <text:list xml:id="list230959346255353" text:continue-numbering="true" text:style-name="L1">
        <text:list-item>
          <text:p text:style-name="P21">Conhecendo o CSS</text:p>
        </text:list-item>
      </text:list>
      <text:p text:style-name="P12">O que siginifica CSS?</text:p>
      <text:p text:style-name="P4">É uma forma de escrever uma folha de estilo em cascata (Cascading Style Sheet). Código para criar estilos no HTML. HTML é a estrutura e o CSS é a beleza. Não é uma linguagem de programação, mas sim uma linguagem style sheet.</text:p>
      <text:p text:style-name="P4"/>
      <text:list xml:id="list230958404508456" text:continue-numbering="true" text:style-name="L1">
        <text:list-item>
          <text:p text:style-name="P22">Comentários</text:p>
        </text:list-item>
      </text:list>
      <text:p text:style-name="P5">* Não irá afetar o seu código;</text:p>
      <text:p text:style-name="P5">* Ajuda a lembrar blocos de códigos;</text:p>
      <text:p text:style-name="P18"><text:span text:style-name="T1">* </text:span><text:span text:style-name="T5">D</text:span><text:span text:style-name="T1">eixa dicas para leitura;</text:span></text:p>
      <text:p text:style-name="P5">* Ajuda outros a entenderem;</text:p>
      <text:p text:style-name="P5">* Nunca esqueça de fechar um comentário aberto;</text:p>
      <text:p text:style-name="P18"><text:span text:style-name="T1">* Comentários começam com </text:span><text:span text:style-name="T3">‘/*’ e terminam com ‘*/’;</text:span></text:p>
      <text:p text:style-name="P18"><text:span text:style-name="T3">* </text:span><text:span text:style-name="T4">Você pode usar para desabilitar partes do seu código;</text:span></text:p>
      <text:p text:style-name="P13"/>
      <text:list xml:id="list230958341943474" text:continue-numbering="true" text:style-name="L1">
        <text:list-item>
          <text:p text:style-name="P23">Anatomia</text:p>
        </text:list-item>
      </text:list>
      <text:p text:style-name="P19">css</text:p>
      <text:p text:style-name="P20">h1 {</text:p>
      <text:p text:style-name="P20"><text:tab/>color: blue;</text:p>
      <text:p text:style-name="P20"><text:tab/>font-size: 60px;</text:p>
      <text:p text:style-name="P20"><text:tab/>background: gray;</text:p>
      <text:p text:style-name="P20">}</text:p>
      <text:p text:style-name="P19"/>
      <text:p text:style-name="P19"><text:span text:style-name="T6">Selector - h1</text:span>: irá procurar todas as Tags h1 que tiver no seu documento html e aplicará as propriedades que foram colocadas no seu CSS.</text:p>
      <text:p text:style-name="P19"><text:span text:style-name="T6">Declararion - </text:span><text:span text:style-name="T7">{}:</text:span><text:span text:style-name="T8"> Tudo que está entre as chaves {}.</text:span></text:p>
      <text:p text:style-name="P19"><text:span text:style-name="T6">Properties – </text:span><text:span text:style-name="T7">color, font-size, background:</text:span><text:span text:style-name="T8"> elementos que serão alterados no html.</text:span></text:p>
      <text:p text:style-name="P19"><text:span text:style-name="T6">Property Value – </text:span><text:span text:style-name="T7">blue, 60px, gray:</text:span><text:span text:style-name="T8"> Caracteríticas/valores aplicadas.</text:span></text:p>
      <text:p text:style-name="P19"/>
      <text:list xml:id="list230958826303432" text:continue-numbering="true" text:style-name="L1">
        <text:list-item>
          <text:p text:style-name="P24">Seletores</text:p>
        </text:list-item>
      </text:list>
      <text:p text:style-name="P6">Conecta um elemento HTML com o CSS</text:p>
      <text:p text:style-name="P6">Tipos:</text:p>
      <text:p text:style-name="P6">* <text:span text:style-name="T6">Global selector:</text:span> ‘*’</text:p>
      <text:p text:style-name="P6">* <text:span text:style-name="T6">Element/Type selector:</text:span> ‘h1, h2, p, div’</text:p>
      <text:p text:style-name="P6">* <text:span text:style-name="T6">ID Selector:</text:span> ‘#box, #container</text:p>
      <text:p text:style-name="P6">* <text:span text:style-name="T6">Class Selector:</text:span> ‘red, .m-4’</text:p>
      <text:p text:style-name="P6">* <text:span text:style-name="T6">Diversos:</text:span> Attribute selector, Pseudo-class, Pseudo-element, e outros</text:p>
      <text:p text:style-name="P6"/>
      <text:p text:style-name="P14">*{</text:p>
      <text:p text:style-name="P14"><text:soft-page-break/><text:tab/>margin: 0;</text:p>
      <text:p text:style-name="P14"><text:tab/>background-color: blue;</text:p>
      <text:p text:style-name="P14">}</text:p>
      <text:p text:style-name="P14"/>
      <text:p text:style-name="P14">#container{</text:p>
      <text:p text:style-name="P14"><text:tab/>width: 320px;</text:p>
      <text:p text:style-name="P14">}</text:p>
      <text:p text:style-name="P14"/>
      <text:p text:style-name="P14">.m-40{</text:p>
      <text:p text:style-name="P14"><text:tab/>margin:40px;</text:p>
      <text:p text:style-name="P14">}</text:p>
      <text:p text:style-name="P14"/>
      <text:p text:style-name="P14">h1, h2{</text:p>
      <text:p text:style-name="P14"><text:tab/>color: green;</text:p>
      <text:p text:style-name="P14"><text:tab/>font-size: 60px;</text:p>
      <text:p text:style-name="P14"><text:tab/>background-color: yellow;</text:p>
      <text:p text:style-name="P14">}</text:p>
      <text:p text:style-name="P14"/>
      <text:list xml:id="list230959085128351" text:continue-numbering="true" text:style-name="L1">
        <text:list-item>
          <text:p text:style-name="P25">Box model</text:p>
        </text:list-item>
      </text:list>
      <text:p text:style-name="P8">Quase tudo são caixas do CSS. Posicionamentos, tamanhos, espaçamentos, bordas, cores.</text:p>
      <text:p text:style-name="P8">Caixa pode ficar ao lado uma da outra, ou acima. Elementos HTML são caixas.</text:p>
      <text:p text:style-name="P7">Toda caixa tem altura, largura, cumprimento, conteúdo dentro dela, espaços, etc.</text:p>
      <text:p text:style-name="P9"/>
      <text:p text:style-name="P15">&lt;!doctype html&gt;</text:p>
      <text:p text:style-name="P15">&lt;html lang="en"&gt;</text:p>
      <text:p text:style-name="P15"><text:tab/>&lt;head&gt;</text:p>
      <text:p text:style-name="P15"><text:tab/><text:tab/>&lt;meta charset="UTF-8"&gt;</text:p>
      <text:p text:style-name="P15"><text:tab/><text:tab/>&lt;meta name="viewport" content="width=device-width, initial-scale=1.0"&gt;</text:p>
      <text:p text:style-name="P15"><text:s text:c="8"/>&lt;title&gt;index2&lt;/title&gt;</text:p>
      <text:p text:style-name="P15"><text:s text:c="8"/>&lt;link href="style2.css" type="text/css" rel="stylesheet"&gt;</text:p>
      <text:p text:style-name="P15"><text:tab/>&lt;/head&gt;</text:p>
      <text:p text:style-name="P15"><text:tab/>&lt;body&gt;</text:p>
      <text:p text:style-name="P15"><text:s text:c="8"/>&lt;div&gt;</text:p>
      <text:p text:style-name="P15"><text:s text:c="12"/>&lt;h1&gt;Evolua Rápido&lt;/h1</text:p>
      <text:p text:style-name="P15"><text:s text:c="12"/>&lt;p&gt;Descrição&lt;/p&gt;</text:p>
      <text:p text:style-name="P15"><text:tab/><text:tab/><text:tab/>&lt;button&gt;Embarcar&lt;/button&gt;</text:p>
      <text:p text:style-name="P15"><text:s text:c="8"/>&lt;/div&gt;</text:p>
      <text:p text:style-name="P15"><text:s text:c="4"/>&lt;/body&gt;</text:p>
      <text:p text:style-name="P15">&lt;/html&gt;</text:p>
      <text:p text:style-name="P15">&lt;/!doctype&gt;</text:p>
      <text:p text:style-name="P9"/>
      <text:p text:style-name="P10">style2.css</text:p>
      <text:p text:style-name="P10"/>
      <text:p text:style-name="P16">h1{</text:p>
      <text:p text:style-name="P16"><text:tab/>border: 1px solid red;</text:p>
      <text:p text:style-name="P16"><text:tab/>margin: 200px;</text:p>
      <text:p text:style-name="P16"><text:tab/>padding: 60px;</text:p>
      <text:p text:style-name="P16"><text:tab/>color: green;</text:p>
      <text:p text:style-name="P16">}</text:p>
      <text:p text:style-name="P10"/>
      <text:list xml:id="list230959662424195" text:continue-numbering="true" text:style-name="L1">
        <text:list-item>
          <text:p text:style-name="P26">Origem do CSS</text:p>
        </text:list-item>
      </text:list>
      <text:p text:style-name="P16">&lt;!DOCTYPE html PUBLIC "-//W3C//DTD XHTML 1.0 Strict//EN"</text:p>
      <text:p text:style-name="P16"><text:tab/>"http://www.w3.org/TR/xhtml1/DTD/xhtml1-strict.dtd"&gt;</text:p>
      <text:p text:style-name="P16">&lt;html xmlns="http://www.w3.org/1999/xhtml" xml:lang="en" lang="en"&gt;</text:p>
      <text:p text:style-name="P16"/>
      <text:p text:style-name="P16"><text:soft-page-break/>&lt;head&gt;</text:p>
      <text:p text:style-name="P16"><text:tab/>&lt;title&gt;Document&lt;/title&gt;</text:p>
      <text:p text:style-name="P16"><text:tab/>&lt;meta http-equiv="content-type" content="text/html;charset=utf-8" /&gt;</text:p>
      <text:p text:style-name="P16"><text:tab/>&lt;meta name="generator" content="Geany 1.33" /&gt;</text:p>
      <text:p text:style-name="P16"><text:tab/>&lt;link rel="stylesheet" href="style.css"&gt;</text:p>
      <text:p text:style-name="P16"><text:tab/>&lt;style&gt;</text:p>
      <text:p text:style-name="P16"><text:tab/><text:tab/>#style{</text:p>
      <text:p text:style-name="P16"><text:tab/><text:tab/><text:tab/>color: orange;</text:p>
      <text:p text:style-name="P16"><text:tab/><text:tab/>}</text:p>
      <text:p text:style-name="P16"><text:tab/><text:tab/>#style2{</text:p>
      <text:p text:style-name="P16"><text:tab/><text:tab/><text:tab/>color: #01F90D;</text:p>
      <text:p text:style-name="P16"><text:tab/><text:tab/><text:tab/>}</text:p>
      <text:p text:style-name="P16"><text:tab/>&lt;/style&gt;</text:p>
      <text:p text:style-name="P16"><text:tab/></text:p>
      <text:p text:style-name="P16">&lt;/head&gt;</text:p>
      <text:p text:style-name="P16"/>
      <text:p text:style-name="P16">&lt;body&gt;</text:p>
      <text:p text:style-name="P16"><text:tab/>&lt;h1 style="color: blue"&gt;Linha&lt;/h1&gt;</text:p>
      <text:p text:style-name="P16"><text:tab/>&lt;h2 style="color: red"&gt;Estilizando&lt;/h2&gt;</text:p>
      <text:p text:style-name="P16"><text:tab/>&lt;p style="color: green"&gt;</text:p>
      <text:p text:style-name="P16"><text:tab/><text:tab/>Estilizando em linha</text:p>
      <text:p text:style-name="P16"><text:tab/><text:tab/>&lt;strong style="color: pink"&gt;estilo em linha&lt;/strong&gt;</text:p>
      <text:p text:style-name="P16"><text:tab/>&lt;/p&gt;</text:p>
      <text:p text:style-name="P16"><text:tab/>&lt;h1 id="style"&gt;Inserindo na tag &amp;lt;style&amp;gt; &lt;/h1&gt;</text:p>
      <text:p text:style-name="P16"><text:tab/>&lt;p id="style2"&gt;&lt;strong&gt;Inserindo na tag &amp;lt;style2&amp;gt;&lt;/strong&gt;&lt;/p&gt;</text:p>
      <text:p text:style-name="P16"><text:tab/>&lt;h1 id="lorem"&gt;Lorem Ipsum&lt;/h1&gt;</text:p>
      <text:p text:style-name="P16"><text:tab/></text:p>
      <text:p text:style-name="P16">&lt;/body&gt;</text:p>
      <text:p text:style-name="P16"/>
      <text:p text:style-name="P16">&lt;/html&gt;</text:p>
      <text:p text:style-name="P16"/>
      <text:p text:style-name="P17">style.css</text:p>
      <text:p text:style-name="P16">*{</text:p>
      <text:p text:style-name="P16"><text:tab/>background-color: #7C4C3E;</text:p>
      <text:p text:style-name="P16">}</text:p>
      <text:p text:style-name="P16">#lorem{</text:p>
      <text:p text:style-name="P16"><text:tab/>color: #FFF100;</text:p>
      <text:p text:style-name="P16"><text:tab/>font-family: 'Roboto Mono', monospace;</text:p>
      <text:p text:style-name="P16">}</text:p>
      <text:p text:style-name="P11"/>
      <text:list xml:id="list230958861667491" text:continue-numbering="true" text:style-name="L1">
        <text:list-item>
          <text:p text:style-name="P27">A Cascata<text:span text:style-name="T9">(cascading)</text:span></text:p>
        </text:list-item>
      </text:list>
      <text:p text:style-name="P30">A escolha do browser de qual regra aplicar, caso haja muitas regras para o mesmo elemento.</text:p>
      <text:p text:style-name="P30">Seu estilo é lido de cima para baixo.</text:p>
      <text:p text:style-name="P30">É levado em consideração 3 fatores:</text:p>
      <text:p text:style-name="P37">a. Origem do estilo;</text:p>
      <text:p text:style-name="P31"><text:tab/>inline &gt; tag style &gt; tag link</text:p>
      <text:p text:style-name="P35"/>
      <text:list xml:id="list230959099902651" text:continue-numbering="true" text:style-name="L1">
        <text:list-item>
          <text:p text:style-name="P28"><text:span text:style-name="T9">Especificidade;</text:span></text:p>
        </text:list-item>
      </text:list>
      <text:p text:style-name="P33">É um cálculo matemático, onde, cada tipo de seletor e origem do estilo, possuem valores a serem considerados.</text:p>
      <text:p text:style-name="P33">0. Universal selector, combinators e nagetion pseudo-class (:not())</text:p>
      <text:p text:style-name="P33">1. Element type selector e pseudo-elements (::before, ::after)</text:p>
      <text:p text:style-name="P33">10. Classes e attribute selectors ([type=”radio”])</text:p>
      <text:p text:style-name="P33">100. ID selector</text:p>
      <text:p text:style-name="P33">1000. Incline</text:p>
      <text:p text:style-name="P33"/>
      <text:list xml:id="list230958412417428" text:continue-numbering="true" text:style-name="L1">
        <text:list-item>
          <text:p text:style-name="P29"><text:soft-page-break/>Importância.</text:p>
        </text:list-item>
      </text:list>
      <text:p text:style-name="P36">Cuidado, evite o uso. Não é considerado uma boa prática. Quebra o fluxo natural da cascata.</text:p>
      <text:p text:style-name="P36"/>
      <text:list xml:id="list230959657592716" text:continue-numbering="true" text:style-name="L1">
        <text:list-item>
          <text:p text:style-name="P38"><text:span text:style-name="T11">At rules</text:span></text:p>
        </text:list-item>
      </text:list>
      <text:p text:style-name="P39"><text:span text:style-name="T11"/></text:p>
      <text:list xml:id="list230959673505769" text:continue-numbering="true" text:style-name="L1">
        <text:list-item>
          <text:p text:style-name="P38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30T23:09:57.516349165</dc:date>
    <meta:editing-duration>PT4H20M7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4" meta:paragraph-count="135" meta:word-count="548" meta:character-count="3905" meta:non-whitespace-character-count="3376"/>
  </office:meta>
</office:document-meta>
</file>